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0.2mm"/>
    </style:style>
    <style:style style:name="co4" style:family="table-column">
      <style:table-column-properties fo:break-before="auto" style:column-width="64.36mm"/>
    </style:style>
    <style:style style:name="co5" style:family="table-column">
      <style:table-column-properties fo:break-before="auto" style:column-width="60.77mm"/>
    </style:style>
    <style:style style:name="co6" style:family="table-column">
      <style:table-column-properties fo:break-before="auto" style:column-width="77.42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eight (kg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 calcext:value-type="float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Output Power (W)</text:p>
          </table:table-cell>
          <table:table-cell/>
          <table:table-cell office:value-type="float" office:value="0.56" calcext:value-type="float">
            <text:p>0.5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office:value-type="float" office:value="5200" calcext:value-type="float">
            <text:p>5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07899807321773" calcext:value-type="float">
            <text:p>1.07899807321773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 calcext:value-type="float">
            <text:p>544.5427266222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02969825315" calcext:value-type="float">
            <text:p>0.001029698253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 calcext:value-type="string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 calcext:value-type="float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4.6666666666667" calcext:value-type="float">
            <text:p>34.66666666666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63028484414821" calcext:value-type="float">
            <text:p>3.630284844148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1544547379725" calcext:value-type="float">
            <text:p>0.15445473797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 calcext:value-type="float">
            <text:p>15.445473797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1.57446216077982" calcext:value-type="float">
            <text:p>1.57446216077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 calcext:value-type="float">
            <text:p>36.30284844148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 calcext:value-type="float">
            <text:p>11.0184191371312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 calcext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Min Switching Frequency (kHz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] * 1000"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Switching Frequency (kHz)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B3] * 1000" office:value-type="float" office:value="1200000" calcext:value-type="float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in Feedback Voltage (mV)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B5] / 1000" office:value-type="float" office:value="0.495" calcext:value-type="float">
            <text:p>0.4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al Feedback Voltage (mV)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6] / 1000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Feedback Voltage (mV)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B7] / 1000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Min Vin (V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Vin (V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Min R1 (k-ohm)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B14] * 1000" office:value-type="float" office:value="479000" calcext:value-type="float">
            <text:p>479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R1 (k-ohm)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B15] * 1000" office:value-type="float" office:value="494000" calcext:value-type="float">
            <text:p>49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R2 (k-ohm)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6] * 1000" office:value-type="float" office:value="85000" calcext:value-type="float">
            <text:p>8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R2 (k-ohm)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17] * 1000" office:value-type="float" office:value="88000" calcext:value-type="float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minal R1 (k-ohm)</text:p>
          </table:table-cell>
          <table:table-cell table:formula="of:=[.B14] + ([.B15] - [.B14]) / 2" office:value-type="float" office:value="486.5" calcext:value-type="float">
            <text:p>486.5</text:p>
          </table:table-cell>
          <table:table-cell/>
          <table:table-cell table:formula="of:=[.B19] * 1000" office:value-type="float" office:value="486500" calcext:value-type="float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inal R2 (k-ohm)</text:p>
          </table:table-cell>
          <table:table-cell table:formula="of:=[.B16] + ([.B17] - [.B16]) / 2" office:value-type="float" office:value="86.5" calcext:value-type="float">
            <text:p>86.5</text:p>
          </table:table-cell>
          <table:table-cell/>
          <table:table-cell table:formula="of:=[.B20] * 1000" office:value-type="float" office:value="86500" calcext:value-type="float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in Vout (V)</text:p>
          </table:table-cell>
          <table:table-cell table:formula="of:=[.D5] * ([.D14] / [.D17] + 1)" office:value-type="float" office:value="3.189375" calcext:value-type="float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minal Vout (V)</text:p>
          </table:table-cell>
          <table:table-cell table:formula="of:=[.D6] * ([.D19] / [.D20] + 1)" office:value-type="float" office:value="3.3121387283237" calcext:value-type="float">
            <text:p>3.31213872832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 Vout (V)</text:p>
          </table:table-cell>
          <table:table-cell table:formula="of:=[.D7] * ([.D15] / [.D16] + 1)" office:value-type="float" office:value="3.43994117647059" calcext:value-type="float">
            <text:p>3.43994117647059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 calcext:value-type="string">
            <text:p>Max Load (mA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6] / 1000" office:value-type="float" office:value="0.8" calcext:value-type="float">
            <text:p>0.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ctor Ripple Current (mA)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27] / 1000" office:value-type="float" office:value="0.65" calcext:value-type="float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inimum Buck L (uH)</text:p>
          </table:table-cell>
          <table:table-cell table:formula="of:=1000000 * [.B24] * ([.B11] - [.B24]) / ([.D2] * [.D27] * [.B11])" office:value-type="float" office:value="2.0640425326058" calcext:value-type="float">
            <text:p>2.064042532605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imum Boost L (uH)</text:p>
          </table:table-cell>
          <table:table-cell table:formula="of:=1000000 * [.B10] * ([.B24] - [.B10]) / ([.D2] * [.D27] * [.B24])" office:value-type="float" office:value="1.60997965081482" calcext:value-type="float">
            <text:p>1.60997965081482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 calcext:value-type="string">
            <text:p>Min Inductor (uH)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B32] / 1000000" office:value-type="float" office:value="0.0000037" calcext:value-type="float">
            <text:p>3.7E-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al Inductor (uH)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B33] / 1000000" office:value-type="float" office:value="0.0000047" calcext:value-type="float">
            <text:p>4.7E-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Inductor (uH)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[.B34] / 1000000" office:value-type="float" office:value="0.0000057" calcext:value-type="float">
            <text:p>5.7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Min Output Capacitance (uF)</text:p>
          </table:table-cell>
          <table:table-cell office:value-type="float" office:value="28.5" calcext:value-type="float">
            <text:p>28.5</text:p>
          </table:table-cell>
          <table:table-cell/>
          <table:table-cell table:formula="of:=[.B37] / 1000000" office:value-type="float" office:value="0.0000285" calcext:value-type="float">
            <text:p>2.85E-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Output Capacitance (uF)</text:p>
          </table:table-cell>
          <table:table-cell office:value-type="float" office:value="47.5" calcext:value-type="float">
            <text:p>47.5</text:p>
          </table:table-cell>
          <table:table-cell/>
          <table:table-cell table:formula="of:=[.B38] / 1000000" office:value-type="float" office:value="0.0000475" calcext:value-type="float">
            <text:p>4.75E-05</text:p>
          </table:table-cell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2" office:value-type="string" calcext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 calcext:value-type="float">
            <text:p>1.9879499261998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ost Peak Ripple (mV)</text:p>
          </table:table-cell>
          <table:table-cell table:formula="of:=1000 * [.D26] * ([.B24] - [.B10]) / ([.D37] * [.B24] * [.D2])" office:value-type="float" office:value="14.6875336565563" calcext:value-type="float">
            <text:p>14.6875336565563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MPS (Disabled)</text:p>
          </table:table-cell>
          <table:table-cell table:style-name="ce8"/>
          <table:table-cell table:style-name="ce3" table:number-columns-repeated="11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3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tch leakag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4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 leak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5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 leak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6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 Bypass – 2x 10uF</text:p>
          </table:table-cell>
          <table:table-cell table:formula="of:=2 * 0.32" office:value-type="float" office:value="0.64" calcext:value-type="float">
            <text:p>0.64</text:p>
          </table:table-cell>
          <table:table-cell/>
          <table:table-cell table:style-name="Default"/>
          <table:table-cell table:number-columns-repeated="9"/>
          <table:table-cell table:formula="of:=[.B7]" office:value-type="float" office:value="0.64" calcext:value-type="float">
            <text:p>0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edback / Divider Curren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  <table:table-cell table:formula="of:=[.B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abled Pull-up Curren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ltiplexer Pull-up Curren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:.B10])" office:value-type="float" office:value="66.64" calcext:value-type="float">
            <text:p>66.64</text:p>
          </table:table-cell>
          <table:table-cell/>
          <table:table-cell table:style-name="Default"/>
          <table:table-cell table:number-columns-repeated="9"/>
          <table:table-cell table:style-name="ce2" table:formula="of:=SUM([.N3:.N10])" office:value-type="float" office:value="46.64" calcext:value-type="float">
            <text:p>46.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MPS (Enabled – Low Power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9" table:formula="of:=[.B14]" office:value-type="percentage" office:value="0.8" calcext:value-type="percentage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Disabled Total (minus pull-ups)</text:p>
          </table:table-cell>
          <table:table-cell table:formula="of:=[.B11] - [.B9] - [.B10]" office:value-type="float" office:value="18.64" calcext:value-type="float">
            <text:p>18.64</text:p>
          </table:table-cell>
          <table:table-cell/>
          <table:table-cell table:style-name="Default"/>
          <table:table-cell table:number-columns-repeated="9"/>
          <table:table-cell table:formula="of:=[.N11] - [.N9] - [.N10]" office:value-type="float" office:value="18.64" calcext:value-type="float">
            <text:p>18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 Quiescent</text:p>
          </table:table-cell>
          <table:table-cell table:formula="of:=100 - [.B3]" office:value-type="float" office:value="99" calcext:value-type="float">
            <text:p>99</text:p>
          </table:table-cell>
          <table:table-cell/>
          <table:table-cell office:value-type="string" calcext:value-type="string">
            <text:p>Datasheet parameter (difference between disabled and enabled current)</text:p>
          </table:table-cell>
          <table:table-cell table:number-columns-repeated="9"/>
          <table:table-cell table:formula="of:=100 - [.N3]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edback / Divider Current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9"/>
          <table:table-cell table:formula="of:=[.B19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Bypass – 4x 10uF</text:p>
          </table:table-cell>
          <table:table-cell table:formula="of:=2 * [.B7]" office:value-type="float" office:value="1.28" calcext:value-type="float">
            <text:p>1.28</text:p>
          </table:table-cell>
          <table:table-cell/>
          <table:table-cell table:style-name="Default"/>
          <table:table-cell table:number-columns-repeated="9"/>
          <table:table-cell table:formula="of:=[.B20]" office:value-type="float" office:value="1.28" calcext:value-type="float">
            <text:p>1.2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17:.B20])" office:value-type="float" office:value="125.92" calcext:value-type="float">
            <text:p>125.92</text:p>
          </table:table-cell>
          <table:table-cell/>
          <table:table-cell table:style-name="Default"/>
          <table:table-cell table:number-columns-repeated="9"/>
          <table:table-cell table:style-name="ce2" table:formula="of:=SUM([.N17:.N20])" office:value-type="float" office:value="125.92" calcext:value-type="float">
            <text:p>125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MPS (Enabled – High Power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9" table:formula="of:=[.B24]" office:value-type="percentage" office:value="0.8" calcext:value-type="percentage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7"/>
          <table:table-cell table:style-name="ce10" table:number-columns-repeated="10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Enabled Low Power total</text:p>
          </table:table-cell>
          <table:table-cell table:formula="of:=[.B21]" office:value-type="float" office:value="125.92" calcext:value-type="float">
            <text:p>125.92</text:p>
          </table:table-cell>
          <table:table-cell/>
          <table:table-cell table:style-name="Default"/>
          <table:table-cell table:number-columns-repeated="9"/>
          <table:table-cell table:formula="of:=[.N21]" office:value-type="float" office:value="125.92" calcext:value-type="float">
            <text:p>12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w Power Pull-down current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S line pulled to +3.3V, via Shift Register</text:p>
          </table:table-cell>
          <table:table-cell table:number-columns-repeated="9"/>
          <table:table-cell table:formula="of:=[.B28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27:.B28])" office:value-type="float" office:value="200.92" calcext:value-type="float">
            <text:p>200.92</text:p>
          </table:table-cell>
          <table:table-cell/>
          <table:table-cell table:style-name="Default"/>
          <table:table-cell table:number-columns-repeated="9"/>
          <table:table-cell table:style-name="ce2" table:formula="of:=SUM([.N27:.N28])" office:value-type="float" office:value="200.92" calcext:value-type="float">
            <text:p>200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VDD Controller (FPF1321 Multiplexer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VINA Input Bypass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3]" office:value-type="float" office:value="0.22" calcext:value-type="float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VINB Input Bypass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4]" office:value-type="float" office:value="0.22" calcext:value-type="float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Output Bypass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5]" office:value-type="float" office:value="0.22" calcext:value-type="float">
            <text:p>0.22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 table:formula="of:=[.B36]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 table:formula="of:=[.B37]" office:value-type="float" office:value="1.2" calcext:value-type="float">
            <text:p>1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 table:formula="of:=[.B38]" office:value-type="float" office:value="1.2" calcext:value-type="float">
            <text:p>1.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3:.B38])" office:value-type="float" office:value="25.06" calcext:value-type="float">
            <text:p>25.06</text:p>
          </table:table-cell>
          <table:table-cell/>
          <table:table-cell table:style-name="Default"/>
          <table:table-cell table:number-columns-repeated="9"/>
          <table:table-cell table:style-name="ce2" table:formula="of:=SUM([.N33:.N38])" office:value-type="float" office:value="25.06" calcext:value-type="float">
            <text:p>25.0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Datasheet parameter – for 5V, over entire temperature range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ystal Oscillato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/O leakage (16 pins)</text:p>
          </table:table-cell>
          <table:table-cell table:formula="of:=16 * 1" office:value-type="float" office:value="16" calcext:value-type="float">
            <text:p>16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table:formula="of:=[.B50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CLR leaka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.</text:p>
          </table:table-cell>
          <table:table-cell table:number-columns-repeated="9"/>
          <table:table-cell table:formula="of:=[.B51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SC1 leaka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tasheet parameter – for 5V, over entire temperature range</text:p>
          </table:table-cell>
          <table:table-cell table:number-columns-repeated="9"/>
          <table:table-cell table:formula="of:=[.B52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 Bypass – 2x 22uF</text:p>
          </table:table-cell>
          <table:table-cell table:formula="of:=2 * 0.22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9"/>
          <table:table-cell table:formula="of:=[.B53]" office:value-type="float" office:value="0.44" calcext:value-type="float">
            <text:p>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"/>
          <table:table-cell table:formula="of:=[.B54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43:.B54])" office:value-type="float" office:value="38.24" calcext:value-type="float">
            <text:p>38.24</text:p>
          </table:table-cell>
          <table:table-cell/>
          <table:table-cell table:style-name="Default"/>
          <table:table-cell table:number-columns-repeated="9"/>
          <table:table-cell table:style-name="ce2" table:formula="of:=SUM([.N43:.N54])" office:value-type="float" office:value="36.44" calcext:value-type="float">
            <text:p>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 calcext:value-type="string">
            <text:p>uA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IC (Asleep)</text:p>
          </table:table-cell>
          <table:table-cell table:formula="of:=[.B55]" office:value-type="float" office:value="38.24" calcext:value-type="float">
            <text:p>38.24</text:p>
          </table:table-cell>
          <table:table-cell/>
          <table:table-cell table:style-name="Default"/>
          <table:table-cell table:number-columns-repeated="9"/>
          <table:table-cell table:formula="of:=[.N55]" office:value-type="float" office:value="36.44" calcext:value-type="float">
            <text:p>3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FINTOSC 8MHz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Datasheet parameter – for 5V, over entire temperature range</text:p>
          </table:table-cell>
          <table:table-cell table:number-columns-repeated="9"/>
          <table:table-cell office:value-type="float" office:value="950" calcext:value-type="float">
            <text:p>95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59:.B60])" office:value-type="float" office:value="1688.24" calcext:value-type="float">
            <text:p>1688.24</text:p>
          </table:table-cell>
          <table:table-cell table:number-columns-repeated="11"/>
          <table:table-cell table:style-name="ce2" table:formula="of:=SUM([.N59:.N60])" office:value-type="float" office:value="986.44" calcext:value-type="float">
            <text:p>986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 office:value-type="string" calcext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 calcext:value-type="string">
            <text:p>PIC (Awake – HFINTOSC)</text:p>
          </table:table-cell>
          <table:table-cell table:formula="of:=[.B61]" office:value-type="float" office:value="1688.24" calcext:value-type="float">
            <text:p>1688.24</text:p>
          </table:table-cell>
          <table:table-cell table:number-columns-repeated="11"/>
          <table:table-cell table:formula="of:=[.N61]" office:value-type="float" office:value="986.44" calcext:value-type="float">
            <text:p>98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C VREF / Capture current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Datasheet parameter – for 5V, over entire temperature range</text:p>
          </table:table-cell>
          <table:table-cell table:number-columns-repeated="9"/>
          <table:table-cell table:formula="of:=[.B66]" office:value-type="float" office:value="1050" calcext:value-type="float">
            <text:p>1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udge Factor !!!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9"/>
          <table:table-cell table:formula="of:=[.B67]"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65:.B67])" office:value-type="float" office:value="4738.24" calcext:value-type="float">
            <text:p>4738.24</text:p>
          </table:table-cell>
          <table:table-cell/>
          <table:table-cell table:style-name="Default"/>
          <table:table-cell table:number-columns-repeated="9"/>
          <table:table-cell table:style-name="ce2" table:formula="of:=SUM([.N65:.N67])" office:value-type="float" office:value="4036.44" calcext:value-type="float">
            <text:p>40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ensors / Glue (SMPS Enabled)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 calcext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erature Sensor quiesc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72]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erature Sensor Bypass</text:p>
          </table:table-cell>
          <table:table-cell office:value-type="float" office:value="0.22" calcext:value-type="float">
            <text:p>0.22</text:p>
          </table:table-cell>
          <table:table-cell table:number-columns-repeated="11"/>
          <table:table-cell table:formula="of:=[.B73]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erature Sensor Filter leakage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9"/>
          <table:table-cell table:formula="of:=[.B74]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ft Register quiescen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75]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ft Register Bypass</text:p>
          </table:table-cell>
          <table:table-cell office:value-type="float" office:value="0.22" calcext:value-type="float">
            <text:p>0.22</text:p>
          </table:table-cell>
          <table:table-cell table:number-columns-repeated="11"/>
          <table:table-cell table:formula="of:=[.B76]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ft Register leakage (5 pins)</text:p>
          </table:table-cell>
          <table:table-cell table:formula="of:=5 * 1" office:value-type="float" office:value="5" calcext:value-type="float">
            <text:p>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7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ft Register tri-state leakage (9 pins)</text:p>
          </table:table-cell>
          <table:table-cell table:formula="of:=9 * 5" office:value-type="float" office:value="45" calcext:value-type="float">
            <text:p>4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78]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ffboard VDD Bypasses – 4x 2.2uF</text:p>
          </table:table-cell>
          <table:table-cell table:formula="of:=4 * 0.22" office:value-type="float" office:value="0.88" calcext:value-type="float">
            <text:p>0.88</text:p>
          </table:table-cell>
          <table:table-cell/>
          <table:table-cell table:style-name="Default"/>
          <table:table-cell table:number-columns-repeated="9"/>
          <table:table-cell table:formula="of:=[.B79]" office:value-type="float" office:value="0.88" calcext:value-type="float">
            <text:p>0.8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72:.B79])" office:value-type="float" office:value="143.54" calcext:value-type="float">
            <text:p>143.54</text:p>
          </table:table-cell>
          <table:table-cell/>
          <table:table-cell table:style-name="Default"/>
          <table:table-cell table:number-columns-repeated="9"/>
          <table:table-cell table:style-name="ce2" table:formula="of:=SUM([.N72:.N79])" office:value-type="float" office:value="143.54" calcext:value-type="float">
            <text:p>143.54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1" office:value-type="string" calcext:value-type="string">
            <text:p>LCD / Motor Power Supply</text:p>
          </table:table-cell>
          <table:table-cell table:style-name="ce8"/>
          <table:table-cell table:style-name="ce3" table:number-columns-repeated="11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 calcext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rrent Limit Comparator quiesc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84]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arator Bypass</text:p>
          </table:table-cell>
          <table:table-cell office:value-type="float" office:value="0.22" calcext:value-type="float">
            <text:p>0.22</text:p>
          </table:table-cell>
          <table:table-cell table:number-columns-repeated="11"/>
          <table:table-cell table:formula="of:=[.B85]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arator Reference current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At 1.05% of 3.3V, minimum resistor value; at 95% of 3.3V, maximum resistor value, this is about 84uA – MOSFET Rdson drop reduces this by ~5uA</text:p>
          </table:table-cell>
          <table:table-cell table:number-columns-repeated="9"/>
          <table:table-cell table:formula="of:=[.B86]" office:value-type="float" office:value="151" calcext:value-type="float">
            <text:p>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Driver Quiescent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9"/>
          <table:table-cell table:formula="of:=[.B87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88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H-Bridge Reservoir leakage</text:p>
          </table:table-cell>
          <table:table-cell table:style-name="ce11" table:formula="of:=2 * 0.32 + 0.22" office:value-type="float" office:value="0.86" calcext:value-type="float">
            <text:p>0.86</text:p>
          </table:table-cell>
          <table:table-cell table:number-columns-repeated="11"/>
          <table:table-cell table:formula="of:=[.B89]" office:value-type="float" office:value="0.86" calcext:value-type="float">
            <text:p>0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Current Sense quiescent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90]" office:value-type="float" office:value="2.4" calcext:value-type="float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Current Sense Opamp quiesce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formula="of:=[.B91]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Current Sense Opamp Bypass</text:p>
          </table:table-cell>
          <table:table-cell office:value-type="float" office:value="0.22" calcext:value-type="float">
            <text:p>0.22</text:p>
          </table:table-cell>
          <table:table-cell table:number-columns-repeated="11"/>
          <table:table-cell table:formula="of:=[.B92]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84:.B92])" office:value-type="float" office:value="870.2" calcext:value-type="float">
            <text:p>870.2</text:p>
          </table:table-cell>
          <table:table-cell table:number-columns-repeated="11"/>
          <table:table-cell table:style-name="ce2" table:formula="of:=SUM([.N84:.N92])" office:value-type="float" office:value="870.2" calcext:value-type="float">
            <text:p>870.2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CD / Motor Events</text:p>
          </table:table-cell>
          <table:table-cell table:style-name="ce8"/>
          <table:table-cell table:style-name="ce3" table:number-columns-repeated="11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 office:value-type="string" calcext:value-type="string">
            <text:p>m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table:style-name="ce5" office:value-type="float" office:value="2.5" calcext:value-type="float">
            <text:p>2.5</text:p>
          </table:table-cell>
          <table:table-cell/>
          <table:table-cell office:value-type="string" calcext:value-type="string">
            <text:p>Various – Contrast and Pin Leakages, for example</text:p>
          </table:table-cell>
          <table:table-cell table:number-columns-repeated="9"/>
          <table:table-cell table:formula="of:=[.B97]" office:value-type="float" office:value="2.5" calcext:value-type="float">
            <text:p>2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CD On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"/>
          <table:table-cell table:formula="of:=[.B98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CD Backligh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9"/>
          <table:table-cell table:formula="of:=[.B99]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On, No Load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table:style-name="Default"/>
          <table:table-cell table:number-columns-repeated="9"/>
          <table:table-cell table:formula="of:=[.B100]"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On, Load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Default"/>
          <table:table-cell table:number-columns-repeated="9"/>
          <table:table-cell table:formula="of:=[.B101]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On, Stall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table:style-name="Default"/>
          <table:table-cell table:number-columns-repeated="9"/>
          <table:table-cell table:formula="of:=[.B102]" office:value-type="float" office:value="1200" calcext:value-type="float">
            <text:p>12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 calcext:value-type="string">
            <text:p>uA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w Power State (Default)</text:p>
          </table:table-cell>
          <table:table-cell table:style-name="ce2" table:formula="of:=[.B11] + [.B39] + [.B55]" office:value-type="float" office:value="129.94" calcext:value-type="float">
            <text:p>129.94</text:p>
          </table:table-cell>
          <table:table-cell/>
          <table:table-cell office:value-type="string" calcext:value-type="string">
            <text:p>SMPS Disabled, PIC VDD Multiplexer, PIC Asleep</text:p>
          </table:table-cell>
          <table:table-cell table:number-columns-repeated="9"/>
          <table:table-cell table:style-name="ce2" table:formula="of:=[.N11] + [.N39] + [.N55]" office:value-type="float" office:value="108.14" calcext:value-type="float">
            <text:p>108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IC Awake – No Sensors</text:p>
          </table:table-cell>
          <table:table-cell table:style-name="ce12" table:formula="of:=[.B11] + [.B39] + [.B61]" office:value-type="float" office:value="1779.94" calcext:value-type="float">
            <text:p>1779.94</text:p>
          </table:table-cell>
          <table:table-cell/>
          <table:table-cell office:value-type="string" calcext:value-type="string">
            <text:p>SMPS Disabled, PIC VDD Multiplexer, PIC Awake (HFINTOSC)</text:p>
          </table:table-cell>
          <table:table-cell table:number-columns-repeated="9"/>
          <table:table-cell table:style-name="ce12" table:formula="of:=[.N11] + [.N39] + [.N61]" office:value-type="float" office:value="1058.14" calcext:value-type="float">
            <text:p>1058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IC Awake – Sensors</text:p>
          </table:table-cell>
          <table:table-cell table:style-name="ce12" table:formula="of:=[.B21] + [.B39] + ([.B68] + [.B80]) / [.B14]" office:value-type="float" office:value="6253.205" calcext:value-type="float">
            <text:p>6253.205</text:p>
          </table:table-cell>
          <table:table-cell/>
          <table:table-cell office:value-type="string" calcext:value-type="string">
            <text:p>SMPS Enabled (Low Power), PIC VDD Multiplexer, PIC Awake (HFINTOSC and Working Hard), Sensors / Glue</text:p>
          </table:table-cell>
          <table:table-cell table:number-columns-repeated="9"/>
          <table:table-cell table:style-name="ce12" table:formula="of:=[.N21] + [.N39] + ([.N68] + [.N80]) / [.N14]" office:value-type="float" office:value="5375.955" calcext:value-type="float">
            <text:p>5375.9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IC Awake – Running Motor</text:p>
          </table:table-cell>
          <table:table-cell table:style-name="ce12" table:formula="of:=[.B29] + [.B39] + ([.B68] + [.B80] + [.B93] + 1000 * ([.B97] + [.B101])) / [.B24]" office:value-type="float" office:value="635540.955" calcext:value-type="float">
            <text:p>635540.955</text:p>
          </table:table-cell>
          <table:table-cell/>
          <table:table-cell office:value-type="string" calcext:value-type="string">
            <text:p>SMPS Enabled (High Power), PIC VDD Multiplexer, PIC Awake (HFINTOSC and Working Hard), Sensors / Glue, Motor VDD, Motor at Load</text:p>
          </table:table-cell>
          <table:table-cell table:number-columns-repeated="9"/>
          <table:table-cell table:style-name="ce12" table:formula="of:=[.N29] + [.N39] + ([.N68] + [.N80] + [.N93] + 1000 * ([.N97] + [.N101])) / [.N24]" office:value-type="float" office:value="634663.705" calcext:value-type="float">
            <text:p>634663.70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 office:value-type="string" calcext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Q</text:p>
          </table:table-cell>
          <table:table-cell table:number-columns-repeated="1008"/>
        </table:table-row>
        <table:table-row table:style-name="ro1">
          <table:table-cell table:style-name="ce2" table:formula="of:=[.A106]" office:value-type="string" office:string-value="Low Power State (Default)" calcext:value-type="string">
            <text:p>Low Power State (Default)</text:p>
          </table:table-cell>
          <table:table-cell table:style-name="ce2" table:formula="of:=[.B106]" office:value-type="float" office:value="129.94" calcext:value-type="float">
            <text:p>129.94</text:p>
          </table:table-cell>
          <table:table-cell table:style-name="ce2" table:formula="of:=3600 * 24 - SUM([.C114:.C123])" office:value-type="float" office:value="86208.5540540541" calcext:value-type="float">
            <text:p>86208.5540540541</text:p>
          </table:table-cell>
          <table:table-cell table:formula="of:=([.B113] / 1000) * ([.C113] / 3600)" office:value-type="float" office:value="3.11164986493994" calcext:value-type="float">
            <text:p>3.11164986493994</text:p>
          </table:table-cell>
          <table:table-cell table:number-columns-repeated="9"/>
          <table:table-cell table:style-name="ce2" table:formula="of:=[.N106]" office:value-type="float" office:value="108.14" calcext:value-type="float">
            <text:p>108.14</text:p>
          </table:table-cell>
          <table:table-cell table:style-name="ce5" table:formula="of:=[.C113]" office:value-type="float" office:value="86208.5540540541" calcext:value-type="float">
            <text:p>86208.5540540541</text:p>
          </table:table-cell>
          <table:table-cell table:style-name="ce2" table:formula="of:=([.N113] / 1000) * ([.O113] / 3600)" office:value-type="float" office:value="2.5896091765015" calcext:value-type="float">
            <text:p>2.58960917650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Oscillator Overflow Wakeup</text:p>
          </table:table-cell>
          <table:table-cell table:style-name="ce2" table:formula="of:=[.B107]" office:value-type="float" office:value="1779.94" calcext:value-type="float">
            <text:p>1779.94</text:p>
          </table:table-cell>
          <table:table-cell table:formula="of:=0.001 * (24 * 3600 / (8 * 65536 / 32768))" office:value-type="float" office:value="5.4" calcext:value-type="float">
            <text:p>5.4</text:p>
          </table:table-cell>
          <table:table-cell table:formula="of:=([.B114] / 1000) * ([.C114] / 3600)" office:value-type="float" office:value="0.00266991" calcext:value-type="float">
            <text:p>0.00266991</text:p>
          </table:table-cell>
          <table:table-cell/>
          <table:table-cell table:style-name="ce2" office:value-type="string" calcext:value-type="string">
            <text:p>16-bit overflow with pre-scaler of 8; average 1ms (1000 instructions @ 4MHz) awake time</text:p>
          </table:table-cell>
          <table:table-cell table:number-columns-repeated="7"/>
          <table:table-cell table:style-name="ce2" table:formula="of:=[.N107]" office:value-type="float" office:value="1058.14" calcext:value-type="float">
            <text:p>1058.14</text:p>
          </table:table-cell>
          <table:table-cell table:style-name="ce5" table:formula="of:=[.C114]" office:value-type="float" office:value="5.4" calcext:value-type="float">
            <text:p>5.4</text:p>
          </table:table-cell>
          <table:table-cell table:style-name="ce2" table:formula="of:=([.N114] / 1000) * ([.O114] / 3600)" office:value-type="float" office:value="0.00158721" calcext:value-type="float">
            <text:p>0.0015872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ead Sensors</text:p>
          </table:table-cell>
          <table:table-cell table:style-name="ce2" table:formula="of:=[.B108]" office:value-type="float" office:value="6253.205" calcext:value-type="float">
            <text:p>6253.205</text:p>
          </table:table-cell>
          <table:table-cell table:formula="of:=1 * (24 * 3600 / (37 * 8 * 65536 / 32768))" office:value-type="float" office:value="145.945945945946" calcext:value-type="float">
            <text:p>145.945945945946</text:p>
          </table:table-cell>
          <table:table-cell table:formula="of:=([.B115] / 1000) * ([.C115] / 3600)" office:value-type="float" office:value="0.253508310810811" calcext:value-type="float">
            <text:p>0.253508310810811</text:p>
          </table:table-cell>
          <table:table-cell/>
          <table:table-cell table:style-name="ce2" office:value-type="string" calcext:value-type="string">
            <text:p>Every 37 overflows (~10 minutes), wake up for 1 second to read sensors</text:p>
          </table:table-cell>
          <table:table-cell table:number-columns-repeated="7"/>
          <table:table-cell table:style-name="ce2" table:formula="of:=[.N108]" office:value-type="float" office:value="5375.955" calcext:value-type="float">
            <text:p>5375.955</text:p>
          </table:table-cell>
          <table:table-cell table:style-name="ce5" table:formula="of:=[.C115]" office:value-type="float" office:value="145.945945945946" calcext:value-type="float">
            <text:p>145.945945945946</text:p>
          </table:table-cell>
          <table:table-cell table:style-name="ce2" table:formula="of:=([.N115] / 1000) * ([.O115] / 3600)" office:value-type="float" office:value="0.217944121621622" calcext:value-type="float">
            <text:p>0.2179441216216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otor Running at Load</text:p>
          </table:table-cell>
          <table:table-cell table:style-name="ce2" table:formula="of:=[.B109]" office:value-type="float" office:value="635540.955" calcext:value-type="float">
            <text:p>635540.955</text:p>
          </table:table-cell>
          <table:table-cell table:formula="of:=2 * 20" office:value-type="float" office:value="40" calcext:value-type="float">
            <text:p>40</text:p>
          </table:table-cell>
          <table:table-cell table:formula="of:=([.B116] / 1000) * ([.C116] / 3600)" office:value-type="float" office:value="7.06156616666667" calcext:value-type="float">
            <text:p>7.06156616666667</text:p>
          </table:table-cell>
          <table:table-cell/>
          <table:table-cell table:style-name="ce2" office:value-type="string" calcext:value-type="string">
            <text:p>Twice per day, 20 seconds for door raising or lowering</text:p>
          </table:table-cell>
          <table:table-cell table:number-columns-repeated="7"/>
          <table:table-cell table:style-name="ce2" table:formula="of:=[.N109]" office:value-type="float" office:value="634663.705" calcext:value-type="float">
            <text:p>634663.705</text:p>
          </table:table-cell>
          <table:table-cell table:style-name="ce5" table:formula="of:=[.C116]" office:value-type="float" office:value="40" calcext:value-type="float">
            <text:p>40</text:p>
          </table:table-cell>
          <table:table-cell table:style-name="ce2" table:formula="of:=([.N116] / 1000) * ([.O116] / 3600)" office:value-type="float" office:value="7.05181894444444" calcext:value-type="float">
            <text:p>7.0518189444444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otor Stall</text:p>
          </table:table-cell>
          <table:table-cell table:style-name="ce2" table:formula="of:=1000 * [.B102]" office:value-type="float" office:value="1200000" calcext:value-type="float">
            <text:p>1200000</text:p>
          </table:table-cell>
          <table:table-cell office:value-type="float" office:value="0.1" calcext:value-type="float">
            <text:p>0.1</text:p>
          </table:table-cell>
          <table:table-cell table:formula="of:=([.B117] / 1000) * ([.C117] / 3600)" office:value-type="float" office:value="0.0333333333333333" calcext:value-type="float">
            <text:p>0.033333333333333</text:p>
          </table:table-cell>
          <table:table-cell/>
          <table:table-cell table:style-name="ce2" office:value-type="string" calcext:value-type="string">
            <text:p>Once per day, 100ms rising door stop</text:p>
          </table:table-cell>
          <table:table-cell table:number-columns-repeated="7"/>
          <table:table-cell table:style-name="ce2" table:formula="of:=1000 * [.N102]" office:value-type="float" office:value="1200000" calcext:value-type="float">
            <text:p>1200000</text:p>
          </table:table-cell>
          <table:table-cell table:style-name="ce5" table:formula="of:=[.C117]" office:value-type="float" office:value="0.1" calcext:value-type="float">
            <text:p>0.1</text:p>
          </table:table-cell>
          <table:table-cell table:style-name="ce2" table:formula="of:=([.N117] / 1000) * ([.O117] / 3600)" office:value-type="float" office:value="0.0333333333333333" calcext:value-type="float">
            <text:p>0.033333333333333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18] / 1000) * ([.C118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18]" office:value-type="float" office:value="0" calcext:value-type="float">
            <text:p>0</text:p>
          </table:table-cell>
          <table:table-cell table:style-name="ce2" table:formula="of:=([.N118] / 1000) * ([.O118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19] / 1000)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19]" office:value-type="float" office:value="0" calcext:value-type="float">
            <text:p>0</text:p>
          </table:table-cell>
          <table:table-cell table:style-name="ce2" table:formula="of:=([.N119] / 1000) * ([.O119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20] / 1000)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20]" office:value-type="float" office:value="0" calcext:value-type="float">
            <text:p>0</text:p>
          </table:table-cell>
          <table:table-cell table:style-name="ce2" table:formula="of:=([.N120] / 1000) * ([.O120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21] / 1000)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21]" office:value-type="float" office:value="0" calcext:value-type="float">
            <text:p>0</text:p>
          </table:table-cell>
          <table:table-cell table:style-name="ce2" table:formula="of:=([.N121] / 1000) * ([.O121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22] / 1000)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22]" office:value-type="float" office:value="0" calcext:value-type="float">
            <text:p>0</text:p>
          </table:table-cell>
          <table:table-cell table:style-name="ce2" table:formula="of:=([.N122] / 1000) * ([.O122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([.B123] / 1000)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 table:formula="of:=[.C123]" office:value-type="float" office:value="0" calcext:value-type="float">
            <text:p>0</text:p>
          </table:table-cell>
          <table:table-cell table:style-name="ce2" table:formula="of:=([.N123] / 1000) * ([.O123] / 360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ttery Capacity (mAh)</text:p>
          </table:table-cell>
          <table:table-cell table:formula="of:=2 * 1800" office:value-type="float" office:value="3600" calcext:value-type="float">
            <text:p>3600</text:p>
          </table:table-cell>
          <table:table-cell/>
          <table:table-cell table:style-name="Default"/>
          <table:table-cell table:number-columns-repeated="9"/>
          <table:table-cell table:formula="of:=[.B124]"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stimated Life (days)</text:p>
          </table:table-cell>
          <table:table-cell table:style-name="ce2" table:formula="of:= [.B124] / SUM([.D113:.D123])" office:value-type="float" office:value="344.078536929783" calcext:value-type="float">
            <text:p>344.078536929783</text:p>
          </table:table-cell>
          <table:table-cell/>
          <table:table-cell table:style-name="Default"/>
          <table:table-cell table:number-columns-repeated="9"/>
          <table:table-cell table:style-name="ce2" table:formula="of:= [.N124] / SUM([.P113:.P123])" office:value-type="float" office:value="363.846115927548" calcext:value-type="float">
            <text:p>363.84611592754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stimated Life (years)</text:p>
          </table:table-cell>
          <table:table-cell table:style-name="ce2" table:formula="of:=[.B125] / 365.25" office:value-type="float" office:value="0.942035693168469" calcext:value-type="float">
            <text:p>0.942035693168469</text:p>
          </table:table-cell>
          <table:table-cell/>
          <table:table-cell table:style-name="Default"/>
          <table:table-cell table:number-columns-repeated="9"/>
          <table:table-cell table:style-name="ce2" table:formula="of:=[.N125] / 365.25" office:value-type="float" office:value="0.996156374887195" calcext:value-type="float">
            <text:p>0.996156374887195</text:p>
          </table:table-cell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 Current (mA)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] / 1000" office:value-type="float" office:value="0.03" calcext:value-type="float">
            <text:p>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Current (mA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5] / 100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nse Resistor Voltage + (V)</text:p>
          </table:table-cell>
          <table:table-cell table:formula="of:=3.3 * 0.95 - 0.02 * [.D5]" office:value-type="float" office:value="3.119" calcext:value-type="float">
            <text:p>3.119</text:p>
          </table:table-cell>
          <table:table-cell table:number-columns-repeated="2"/>
          <table:table-cell table:style-name="ce2" office:value-type="string" calcext:value-type="string">
            <text:p>SMPS minimum output, minus VDD_MOTOR MOSFET Rdson at maximum curr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e Resistor Voltage – (V)</text:p>
          </table:table-cell>
          <table:table-cell table:style-name="ce2" table:formula="of:=[.B7] - [.D3] * [.D5]" office:value-type="float" office:value="3.0922" calcext:value-type="float">
            <text:p>3.09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Gain (V/V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ain Error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10] * (1 - [.B11])" office:value-type="float" office:value="99" calcext:value-type="float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10] * (1 + [.B11])" office:value-type="float" office:value="101" calcext:value-type="float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 calcext:value-type="string">
            <text:p>Sense Voltage @ 30mA (mV)</text:p>
          </table:table-cell>
          <table:table-cell table:style-name="ce2" table:formula="of:=1000 * [.D4] * [.D2]" office:value-type="float" office:value="0.975" calcext:value-type="float">
            <text:p>0.975</text:p>
          </table:table-cell>
          <table:table-cell table:style-name="ce12" table:formula="of:=1000 * [.D4] * [.D3]" office:value-type="float" office:value="1.005" calcext:value-type="float">
            <text:p>1.005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 calcext:value-type="string">
            <text:p>Output Voltage @ 30mA (mV)</text:p>
          </table:table-cell>
          <table:table-cell table:style-name="ce2" table:formula="of:=[.B15] * [.B12]" office:value-type="float" office:value="96.525" calcext:value-type="float">
            <text:p>96.525</text:p>
          </table:table-cell>
          <table:table-cell table:style-name="ce2" table:formula="of:=[.C15] * [.B13]" office:value-type="float" office:value="101.505" calcext:value-type="float">
            <text:p>101.505</text:p>
          </table:table-cell>
          <table:table-cell/>
          <table:table-cell table:style-name="ce2" office:value-type="string" calcext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 calcext:value-type="string">
            <text:p>Sense Voltage @ 800mA (mV)</text:p>
          </table:table-cell>
          <table:table-cell table:style-name="ce2" table:formula="of:=1000 * [.D5] * [.D2]" office:value-type="float" office:value="26" calcext:value-type="float">
            <text:p>26</text:p>
          </table:table-cell>
          <table:table-cell table:style-name="ce2" table:formula="of:=1000 * [.D5] * [.D3]" office:value-type="float" office:value="26.8" calcext:value-type="float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 calcext:value-type="string">
            <text:p>Output Voltage @ 800mA (mV)</text:p>
          </table:table-cell>
          <table:table-cell table:style-name="ce2" table:formula="of:=[.B17] * [.B12]" office:value-type="float" office:value="2574" calcext:value-type="float">
            <text:p>2574</text:p>
          </table:table-cell>
          <table:table-cell table:style-name="ce2" table:formula="of:=[.C17] * [.B13]" office:value-type="float" office:value="2706.8" calcext:value-type="float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utput Low Voltage (mV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utput High Voltage (mV)</text:p>
          </table:table-cell>
          <table:table-cell table:style-name="ce12" table:formula="of:=1000 * ([.B8] - 0.2)" office:value-type="float" office:value="2892.2" calcext:value-type="float">
            <text:p>2892.2</text:p>
          </table:table-cell>
          <table:table-cell table:number-columns-repeated="2"/>
          <table:table-cell table:style-name="ce2" office:value-type="string" calcext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hange per mA (mV)</text:p>
          </table:table-cell>
          <table:table-cell table:style-name="ce2" table:formula="of:=0.001 * [.D2] * [.B12] * 1000" office:value-type="float" office:value="3.2175" calcext:value-type="float">
            <text:p>3.2175</text:p>
          </table:table-cell>
          <table:table-cell table:style-name="ce12" table:formula="of:=0.001 * [.D3] * [.B13] * 1000" office:value-type="float" office:value="3.3835" calcext:value-type="float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 calcext:value-type="string">
            <text:p>VREF for 800mA Threshold (V)</text:p>
          </table:table-cell>
          <table:table-cell table:style-name="ce2" table:formula="of:=[.B18] / 1000" office:value-type="float" office:value="2.574" calcext:value-type="float">
            <text:p>2.57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n Divider Supply (V)</text:p>
          </table:table-cell>
          <table:table-cell table:formula="of:=3.3 * 0.95" office:value-type="float" office:value="3.135" calcext:value-type="float">
            <text:p>3.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Divider Supply (V)</text:p>
          </table:table-cell>
          <table:table-cell table:formula="of:=3.3 * 1.05" office:value-type="float" office:value="3.465" calcext:value-type="float">
            <text:p>3.4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 R1 (kOhms)</text:p>
          </table:table-cell>
          <table:table-cell office:value-type="float" office:value="24.64" calcext:value-type="float">
            <text:p>24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 R1 (kOhms)</text:p>
          </table:table-cell>
          <table:table-cell office:value-type="float" office:value="25.34" calcext:value-type="float">
            <text:p>25.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 R2 (kOhms)</text:p>
          </table:table-cell>
          <table:table-cell office:value-type="float" office:value="73.91" calcext:value-type="float">
            <text:p>73.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 R2 (kOhms)</text:p>
          </table:table-cell>
          <table:table-cell office:value-type="float" office:value="76.02" calcext:value-type="float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R1-R2 VREF (V)</text:p>
          </table:table-cell>
          <table:table-cell table:style-name="ce2" table:formula="of:=[.B27] * ([.B31] / ([.B30] + [.B31]))" office:value-type="float" office:value="2.3345879093199" calcext:value-type="float">
            <text:p>2.33458790931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1-R2 VREF(V)</text:p>
          </table:table-cell>
          <table:table-cell table:style-name="ce12" table:formula="of:=[.B28] * ([.B32] / ([.B29] + [.B32]))" office:value-type="float" office:value="2.61682197496523" calcext:value-type="float">
            <text:p>2.61682197496523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1022"/>
        </table:table-row>
        <table:table-row table:style-name="ro1">
          <table:table-cell table:style-name="ce5" office:value-type="string" calcext:value-type="string">
            <text:p>Min VREF (V)</text:p>
          </table:table-cell>
          <table:table-cell table:style-name="ce14" office:value-type="float" office:value="2.45" calcext:value-type="float">
            <text:p>2.45</text:p>
          </table:table-cell>
          <table:table-cell table:number-columns-repeated="2"/>
          <table:table-cell table:style-name="ce2" office:value-type="string" calcext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ax VREF (V)</text:p>
          </table:table-cell>
          <table:table-cell table:style-name="ce1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omparator Input Offset (mV)</text:p>
          </table:table-cell>
          <table:table-cell table:style-name="ce14" office:value-type="float" office:value="11" calcext:value-type="float">
            <text:p>11</text:p>
          </table:table-cell>
          <table:table-cell/>
          <table:table-cell table:formula="of:=[.B39] / 1000" office:value-type="float" office:value="0.011" calcext:value-type="float">
            <text:p>0.011</text:p>
          </table:table-cell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 calcext:value-type="float">
            <text:p>720.85118959657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 calcext:value-type="float">
            <text:p>795.95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5" office:value-type="float" office:value="3.135" calcext:value-type="float">
            <text:p>3.135</text:p>
          </table:table-cell>
          <table:table-cell table:style-name="ce10" table:formula="of:=3.3 * 1.05" office:value-type="float" office:value="3.465" calcext:value-type="float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0615234375" calcext:value-type="float">
            <text:p>3.0615234375</text:p>
          </table:table-cell>
          <table:table-cell table:style-name="ce7" table:formula="of:=1000 * [.C3] / POWER(2; [.B2])" office:value-type="float" office:value="3.3837890625" calcext:value-type="float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" office:value-type="float" office:value="60.2" calcext:value-type="float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7] * 1000"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0.914895670279355" calcext:value-type="float">
            <text:p>0.914895670279355</text:p>
          </table:table-cell>
          <table:table-cell/>
          <table:table-cell table:formula="of:=-[.D15] * ([.D16] + [.D17] + [.D13]) * LN([.B11])" office:value-type="float" office:value="0.000000914895670279355" calcext:value-type="float">
            <text:p>9.14895670279355E-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16489567027935" calcext:value-type="float">
            <text:p>4.16489567027935</text:p>
          </table:table-cell>
          <table:table-cell/>
          <table:table-cell table:style-name="ce11" table:formula="of:=[.D14] + [.D19] + ([.B8] - [.B9]) * [.D10]" office:value-type="float" office:value="0.00000416489567027935" calcext:value-type="float">
            <text:p>4.16489567027935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 office:value-type="string" calcext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B23] * 1000" office:value-type="float" office:value="4700" calcext:value-type="float">
            <text:p>4700</text:p>
          </table:table-cell>
          <table:table-cell table:number-columns-repeated="3"/>
          <table:table-cell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B24] / 1000000000" office:value-type="float" office:value="0.0000022" calcext:value-type="float">
            <text:p>2.2E-06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.3921608406088" calcext:value-type="float">
            <text:p>15.3921608406088</text:p>
          </table:table-cell>
          <table:table-cell table:number-columns-repeated="5"/>
          <table:table-cell office:value-type="float" office:value="15.3921608406088" calcext:value-type="float">
            <text:p>15.392160840608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ing Frequency (kHz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7] * 1000" office:value-type="float" office:value="10000" calcext:value-type="float">
            <text:p>100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5" calcext:value-type="float">
            <text:p>5</text:p>
          </table:table-cell>
          <table:table-cell/>
          <table:table-cell table:style-name="ce2" table:formula="of:=[.B28] * 1000" office:value-type="float" office:value="5000" calcext:value-type="float">
            <text:p>5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 calcext:value-type="float">
            <text:p>-50.2334493858251</text:p>
          </table:table-cell>
          <table:table-cell table:number-columns-repeated="5"/>
          <table:table-cell office:value-type="float" office:value="-50.2334493858251" calcext:value-type="float">
            <text:p>-50.23344938582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8.34442680827659" calcext:value-type="float">
            <text:p>8.34442680827659</text:p>
          </table:table-cell>
          <table:table-cell table:number-columns-repeated="5"/>
          <table:table-cell office:value-type="float" office:value="8.34442680827659" calcext:value-type="float">
            <text:p>8.3444268082765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CONCATENATE(&quot;Attenuation @ &quot;; [.B28]; &quot;kHz from previous stage (dB)&quot;)" office:value-type="string" office:string-value="Attenuation @ 5kHz from previous stage (dB)" calcext:value-type="string">
            <text:p>Attenuation @ 5kHz from previous stage (dB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50.2334493858251" calcext:value-type="float">
            <text:p>-50.2334493858251</text:p>
          </table:table-cell>
          <table:table-cell table:number-columns-repeated="5"/>
          <table:table-cell office:value-type="float" office:value="-50.2334493858251" calcext:value-type="float">
            <text:p>-50.23344938582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8.34442680827659" calcext:value-type="float">
            <text:p>8.34442680827659</text:p>
          </table:table-cell>
          <table:table-cell table:number-columns-repeated="5"/>
          <table:table-cell office:value-type="float" office:value="8.34442680827659" calcext:value-type="float">
            <text:p>8.34442680827659</text:p>
          </table:table-cell>
          <table:table-cell office:value-type="string" calcext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OSC1 Pin Capacitance (pF)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2 Pin Capacitance (pF)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 (pF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 (pF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CB Strays (pF)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2" calcext:value-type="float">
            <text:p>12</text:p>
          </table:table-cell>
          <table:table-cell table:number-columns-repeated="1022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loext:p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2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2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2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2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3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3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3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3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3">
          <table:table-cell table:style-name="ce6" table:number-columns-repeated="1024"/>
        </table:table-row>
        <table:table-row table:style-name="ro3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1:30:05.240158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17-05-01T14:11:06.446720798</dc:date>
    <dc:creator>Pete Restall</dc:creator>
    <meta:editing-duration>P5DT5H47M15S</meta:editing-duration>
    <meta:editing-cycles>428</meta:editing-cycles>
    <meta:generator>LibreOffice/5.2.6.2$Linux_X86_64 LibreOffice_project/20$Build-2</meta:generator>
    <meta:document-statistic meta:table-count="11" meta:cell-count="3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